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nimbussansl, liberationsans, freesans, clean,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ristopher Edgemon</text:p>
      <text:p text:style-name="P4">May 9, 2016</text:p>
      <text:p text:style-name="P4">Autonomy vs Place</text:p>
      <text:p text:style-name="P4">Erik Ghenoiu</text:p>
      <text:p text:style-name="P4"/>
      <text:p text:style-name="P1"><text:span text:style-name="T1"/></text:p>
      <text:p text:style-name="P1"><text:span text:style-name="T1">Anonymity</text:span></text:p>
      <text:p text:style-name="P3">Sibyl Moholy-Nagy (Native Genius in Anonymous Architecture), </text:p>
      <text:p text:style-name="P3">Bernard Rudofsky (Architecture Without Architects)</text:p>
      <text:p text:style-name="Standard"/>
      <text:p text:style-name="Standard">Rudofsky = forms / patterns</text:p>
      <text:p text:style-name="Standard">Moholy Nagy = idea / context</text:p>
      <text:p text:style-name="Standard">suburbs + mass prouction</text:p>
      <text:p text:style-name="Standard"/>
      <text:p text:style-name="Standard"/>
      <text:p text:style-name="Standard">"study of vernacular architecture is deeply and inextricably entwined with that of high architecture." <text:s/>[Upton]</text:p>
      <text:p text:style-name="Standard"/>
      <text:p text:style-name="Standard">"Rather than denying or even supplementing the high culture, therefore, histories of the vernacular complete it." - Upton</text:p>
      <text:p text:style-name="Standard"/>
      <text:p text:style-name="Standard"/>
      <text:p text:style-name="Standard">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Standard"/>
      <text:p text:style-name="Standard">What do we mean when we talk about "anonymous architecture"? This question is very problematic, in that different definitions frame the question in different ways, and produce very different results.</text:p>
      <text:p text:style-name="Standard"/>
      <text:p text:style-name="Standard">The most famous example of anonymous architecture research comes from Bernard Rudofsky's "Architecture Without Architects." Rudofsky defines his "anonymous architecture" generally as architecture produced by cultures that do not have the formalized position of "architect" - no productions of modern western civilizations could be integrated into his book. Rudofsky looks at "architecture without architects" to discover beautiful new forms, "primitive" architectural patterns that is somehow more "alive" and exciting than austere modernism. </text:p>
      <text:p text:style-name="Standard"/>
      <text:p text:style-name="Standard">Sibyl Moholy-Nagy, a decade before Rudofsky, defined "anonymous architecture" in a different way - </text:p>
      <text:p text:style-name="Standard"/>
      <text:p text:style-name="Standard"/>
      <text:p text:style-name="Standard">interrogates "anonymous architecture" to discover new architectural truths - their methods and results, however, are quite different. Moholy-Nagy, on the other hand, uses anonymous architecture to inform a deeper practice of modern architecture. </text:p>
      <text:p text:style-name="Standard"/>
      <text:p text:style-name="Standard">Moholy-Nagy is making the argument for the synthesis of locus and autonomy.</text:p>
      <text:p text:style-name="Standard"/>
      <text:p text:style-name="Standard">Essentially, her argument is about context. The book is divided into three sections, each related to a <text:soft-page-break/>different contextual feature: "expression of site and climate, ... form and function, ... materials and skills." answering the "where, why and how of anonymous architecture."</text:p>
      <text:p text:style-name="Standard"/>
      <text:p text:style-name="Standard">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Standard"/>
      <text:p text:style-name="Standard"><text:s/>Moholy-Nagy proposes an origin story for architecture - as the "selection of means and meanings in deliberately planned environments" and shortly after describes the original causes - "diversity of form and function; economy of resources and upkeep; duration as material value and spiritual symbol." <text:s/>[p19]</text:p>
      <text:p text:style-name="Standard"/>
      <text:p text:style-name="Standard"/>
      <text:p text:style-name="Standard">Are there other ways of defining "anonymous architecture?" [What ways do these authors define it?]</text:p>
      <text:p text:style-name="Standard">Is this category even valid anymore? [Ruy stuff?]</text:p>
      <text:p text:style-name="Standard"/>
      <text:p text:style-name="Standard"/>
      <text:p text:style-name="Standard"/>
      <text:p text:style-name="Standard"/>
      <text:p text:style-name="Standard">Ultimately, while Rudofsky may be making claims for an "inclusive architecture" - Moholy-Nagy is working precisely within the traditional doctrine of modernism. She looks for "genius" in anonymous architecture - "Each example shown in this book is characteristic but it is not necessarily the best in existence." - and she hopes that this genius allows us to find genius in our standard modern architecture.</text:p>
      <text:p text:style-name="Standard"/>
      <text:p text:style-name="Standard"/>
      <text:p text:style-name="P2">Remembering, Forgetting, Imagining</text:p>
      <text:p text:style-name="P3">Manfredo Tafuri (L'architecture dans le Boudoir),</text:p>
      <text:p text:style-name="P3"><text:s/>Aldo Rossi (Architecture of the City)</text:p>
      <text:p text:style-name="Standard"/>
      <text:p text:style-name="Standard"/>
      <text:p text:style-name="Standard">"At the origins of the critical act are always found the acts of distinguishing, separating, and disintegrating a given structure. Without the act of disintegrating the object under analysis, it is impossible to rewrite it." </text:p>
      <text:p text:style-name="Standard"/>
      <text:p text:style-name="Standard">Memory is a process of construction. 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text:p>
      <text:p text:style-name="Standard"/>
      <text:p text:style-name="Standard">Memories exist in a kind of interface with the natural world. Memories lie dormant, waiting to be triggered, an thus remade; in the same way, memory resides in every architectural object, waiting to be read, interpreted.</text:p>
      <text:p text:style-name="Standard"/>
      <text:p text:style-name="Standard">What is the nature of the memory that is embedded in architectural space? It is a [pastiche?] <text:soft-page-break/>Monuments project a kind of grand collective memory - they reflect values from a certain time, as perceived through modern eyes. They are in some ways the most honest and telling of the memory shards of the city, and in some ways the biggest liars.</text:p>
      <text:p text:style-name="Standard"/>
      <text:p text:style-name="Standard">This presents itself most clearly in the concept of the ruin - an object that is at once monumental and invisible. Sometimes, ruins retain fragments of memory - but, more interestingly, sometimes ruins become completely forgotten and reinvented. [Humayun's Tomb?]</text:p>
      <text:p text:style-name="Standard"/>
      <text:p text:style-name="Standard">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text:p>
      <text:p text:style-name="Standard"/>
      <text:p text:style-name="Standard">For me, this idea conjures the idea of ruins - a ruin is the evidence of a forgotten civilization - and while we may believe that we can "read" and thus interpret the meaning of this object, we are almost certainly wrong. Our reading is contingent on our present circumstances, our goals and desires. </text:p>
      <text:p text:style-name="Standard"/>
      <text:p text:style-name="Standard">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Standard"/>
      <text:p text:style-name="Standard">There are fragments of his text that seem immensely valuable, but the thing itself is beyond my comprehension. What is the locus? We discussed it in class, but I've forgotten the answer.</text:p>
      <text:p text:style-name="Standard"/>
      <text:p text:style-name="P2">Reading + Misreading</text:p>
      <text:p text:style-name="P3">#### merge with forgetting</text:p>
      <text:p text:style-name="Standard"/>
      <text:p text:style-name="Standard">What does it mean to understand something? Ultimately, all undestanding is only partial. No one will ever understand what Tafuri meant, not even Tafuri himself. </text:p>
      <text:p text:style-name="Standard"/>
      <text:p text:style-name="Standard">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text:p>
      <text:p text:style-name="Standard"/>
      <text:p text:style-name="Standard">We grab pieces, and re-deploy them in the service of our own beliefs, theories, etc. <text:s/>We attend class, and our understanding is transformed in response to the teacher's own interpretation.</text:p>
      <text:p text:style-name="Standard"/>
      <text:p text:style-name="Standard">In discussions in this class, I do not remember much of the text that I have read (cf. understanding); in my life, most of the events that have made up my life are forgotten. We do not remember for long. Arguments become fragmentary. The act of writing presents a crystallization of a series of fragments of thought.</text:p>
      <text:p text:style-name="Standard"/>
      <text:p text:style-name="Standard"/>
      <text:p text:style-name="Standard"/>
      <text:p text:style-name="Standard"/>
      <text:p text:style-name="Standard"/>
      <text:p text:style-name="P2"><text:soft-page-break/>Shmunkspace</text:p>
      <text:p text:style-name="P3">Rem Koolhaas (Junkspace)</text:p>
      <text:p text:style-name="P1"/>
      <text:p text:style-name="Standard">What the fuck is junkspace? I read that whole essay and I couldn't make out a coherent argument. (To be honest, I didn't read the whole article. I skipped pages 6 and 7. I don't think it matters, maybe that's actually the point.) It's just a series aphorisms? </text:p>
      <text:p text:style-name="Standard"/>
      <text:p text:style-name="Standard">Is "Junkspace" junkspace? Is Rem just generating more junkspace? Or maybe copying its form? Why are there no paragraphs? How do I read this text? Am I supposed to read junkspace the same way? </text:p>
      <text:p text:style-name="Standard"/>
      <text:p text:style-name="Standard">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Standard"/>
      <text:p text:style-name="Standard">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Standard"/>
      <text:p text:style-name="Standard">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Standard"/>
      <text:p text:style-name="Standard">Should we look at junkspace or avert our eyes? </text:p>
      <text:p text:style-name="Standard"/>
      <text:p text:style-name="Standard">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hrough. The highway is junkspace. Traffic is junkspace. Maybe junkspace is the product of a profligate creation of space. </text:p>
      <text:p text:style-name="Standard"/>
      <text:p text:style-name="Standard">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Standard"/>
      <text:p text:style-name="Standard">During our field trip I found out that Salvatore Ferragamo is junkspace. So is McDonald's. The place doesn't matter. The architecture is irrelevant, concealed, plastered over. Rem made some junkspace - they are called Prada stores. Maybe he made more. I'll let you know later.</text:p>
      <text:p text:style-name="Standard"/>
      <text:p text:style-name="P1"><text:span text:style-name="T1">Leon Krier / Peter Eisenman Conversation</text:span> </text:p>
      <text:p text:style-name="P3">Mark Wigley</text:p>
      <text:p text:style-name="Standard"/>
      <text:p text:style-name="Standard">Watching the Sanders / Clinton debate last night - and reflecting on the unusual political climate - I was reminded of Mark Wigley's critique of Eisenman and Krier as "simply two matching brands." We seem to be experiencing a political realignment, as Trumpism has brought to power a powerful nativist strain in the American body politic, while on the other side a self-declared socialist has come very close to <text:soft-page-break/>the presidential nomination.</text:p>
      <text:p text:style-name="Standard"/>
      <text:p text:style-name="Standard">. And this shift reveals exactly how similar the two "sides" have been for so long, both accepting fundamental assumptions (rationality, globalization, etc.) - and critiquing the other's position within that set of assumptions. What Wigley says of Eisenman and Krier could equally be said of the Republicans and Democrats: "The positions are so symmetrical that there is no dissonance or exchange. Each side, in fact, adjusts to become the opposite of the other."</text:p>
      <text:p text:style-name="Standard"/>
      <text:p text:style-name="Standard"/>
      <text:p text:style-name="Standard"/>
      <text:p text:style-name="Standard">The Overton window the set of ideas that a group of people believe are politically acceptable - ideas outside of that are not taken seriously. Although invented to describe politics, the same idea applies to architectural thought (of course, architecture is also political).</text:p>
      <text:p text:style-name="Standard"/>
      <text:p text:style-name="Standard">During the time of Krier and Eisenman, their sides seemed like the only sides that matter,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exactly the same.</text:p>
      <text:p text:style-name="Standard"/>
      <text:p text:style-name="Standard">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Standard"/>
      <text:p text:style-name="Standard"/>
      <text:p text:style-name="Standard">"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common people?) Presumably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Standard"/>
      <text:p text:style-name="Standard">Is this what happened with the classical tradition for millenia? Is this the natural state of architecture? Of discourse? How do we know when we can quit arguing? When do we move on? Do we declare a winner, or do we just declare the game invalid because the rules were wrong in the first place?</text:p>
      <text:p text:style-name="Standard"/>
      <text:p text:style-name="Standard">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Standard"/>
      <text:p text:style-name="Standard"><text:soft-page-break/></text:p>
      <text:p text:style-name="Standard"/>
      <text:p text:style-name="P2">Mannerism + Contrarianism</text:p>
      <text:p text:style-name="P3">Denise Scott Brown (Everyday America),</text:p>
      <text:p text:style-name="P3">Thomas Kuhn (The Structure of Scientific Revolutions)</text:p>
      <text:p text:style-name="Standard"/>
      <text:p text:style-name="Standard">Social construction of what is good and what is bad.</text:p>
      <text:p text:style-name="Standard"/>
      <text:p text:style-name="Standard"/>
      <text:p text:style-name="Standard">The immense power of Complexity and Contradiction in Architecture and Learning From Las Vegas comes from not just their decision to face objects traditionally ignored in the acrhictectural canon, but their willingness to embrace them.</text:p>
      <text:p text:style-name="Standard"/>
      <text:p text:style-name="Standard">I went into architecture because it seemed more willing than other fields to resist orthodoxy. Of course, part of the field is also hopelessly entrapped by orthodox trends.</text:p>
      <text:p text:style-name="Standard"/>
      <text:p text:style-name="Standard"/>
      <text:p text:style-name="Standard"/>
      <text:p text:style-name="Standard">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Standard"/>
      <text:p text:style-name="Standard">How do we deal with things that violate, and even discredit, our perspectives?</text:p>
      <text:p text:style-name="Standard"/>
      <text:p text:style-name="Standard">"You will not be truly creative unless you are inspired by what is directly around you."</text:p>
      <text:p text:style-name="Standard"/>
      <text:p text:style-name="Standard">"Can't you architects hold off your criticism of strips and sprawl just long enough to find out why people use them?"</text:p>
      <text:p text:style-name="Standard"/>
      <text:p text:style-name="Standard">"my interest in architectural mannerism - breaking the rules, liking what's shocking"</text:p>
      <text:p text:style-name="Standard"/>
      <text:p text:style-name="Standard"/>
      <text:p text:style-name="Standard"/>
      <text:p text:style-name="Standard"/>
      <text:p text:style-name="Standard"/>
      <text:p text:style-name="P2">Language / meaning</text:p>
      <text:p text:style-name="Standard"/>
      <text:p text:style-name="Standard">Formal language / theory of computation?</text:p>
      <text:p text:style-name="Standard"/>
      <text:p text:style-name="Standard"/>
      <text:p text:style-name="Standard">If you say a word enough times, it loses its semantic associations - it becomes alien, a collection of sounds that for some arbitrary reason has an association with an idea.</text:p>
      <text:p text:style-name="Standard"/>
      <text:p text:style-name="Standard">A building always has meaning - it has the meaning </text:p>
      <text:p text:style-name="Standard"/>
      <text:p text:style-name="Standard">But if you look at the building from another angle, or part of the building, or something like that, it can become strange.</text:p>
      <text:p text:style-name="Standard"><text:soft-page-break/></text:p>
      <text:p text:style-name="Standard"/>
      <text:p text:style-name="P2">Recursion + Autonomy</text:p>
      <text:p text:style-name="P3">Adolf Loos (Ornament + Crime),</text:p>
      <text:p text:style-name="P3"><text:s/>Manfredo Tafuri,</text:p>
      <text:p text:style-name="P3">Douglas Hofstadter</text:p>
      <text:p text:style-name="Standard"/>
      <text:p text:style-name="Standard">How does architecture justify itself? From where do we derive meaning?</text:p>
      <text:p text:style-name="Standard"/>
      <text:p text:style-name="Standard">Recursion in computer science, is the ability of a process to reference itself. It is regarded by programmers as one of the most powerful and mysterious techniques. (It cannot, however, do anything that a non-recursive program can; it adds no power, but often adds beauty.)</text:p>
      <text:p text:style-name="Standard"/>
      <text:p text:style-name="Standard">"At this point, as Victor Hugo realized so presciently in the 1830s, communication through the printed word, and lately through the mass media has released architecture from the role of "social book" into its specialized domain." </text:p>
      <text:p text:style-name="Standard"/>
      <text:p text:style-name="Standard">This conclusion seems suspicious - architecture was once needed for this specific function, and now is freed from any requirements at all? This seems more self-justification than real analysis of the social role of architecture.</text:p>
      <text:p text:style-name="Standard"/>
      <text:p text:style-name="Standard"/>
      <text:p text:style-name="Standard"/>
      <text:p text:style-name="Standard"/>
      <text:p text:style-name="Standard"/>
      <text:p text:style-name="Standard">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text:p>
      <text:p text:style-name="Standard"/>
      <text:p text:style-name="Standard">Eisenman proposes a more abstract, formalist approach - architecture derives its meaning from space itself - architecture is the exploration of the meaning of space (perhaps in regards to its relationship to human inhabitation.) Although excluding from its analysis much of the meat and meaning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Standard"/>
      <text:p text:style-name="Standard">Tafuri proposes the idea of turning architecture upon itself as a mode of criticism - that architecture can criticize itself, that it can find meaning in its own history and theory. I am not exactly sure where this leads, or whether it is even a valid concept; I am sure that I do not understand it. [I need to reread some things to express an opinion here.]</text:p>
      <text:p text:style-name="Standard"/>
      <text:p text:style-name="Standard">* Hofstadter / GEB</text:p>
      <text:p text:style-name="Standard"/>
      <text:p text:style-name="Standard"/>
      <text:p text:style-name="Standard"/>
      <text:p text:style-name="Standard"/>
      <text:p text:style-name="P2"><text:soft-page-break/>Simulation, Fiction, Virtuality</text:p>
      <text:p text:style-name="P3">Peter Eisenman (End of the Classical)</text:p>
      <text:p text:style-name="Standard"/>
      <text:p text:style-name="Standard">"The act of simulating something first requires that a model be developed; this model represents the key characteristics or behaviors/functions of the selected physical or abstract system or process. The model represents the system itself, whereas the simulation represents the operation of the system over time."</text:p>
      <text:p text:style-name="Standard"/>
      <text:p text:style-name="Standard">"Simulation is the imitation of the operation of a real-world process or system over time." [wiki?] Once upon a time, architects had to do their simulations entirely by imagination. Nowadays, we have computers that can simulate for us. We can simulate sunlight, solar heat gain, weather patterns, traffic flows. We can use simulations to collect and organize data, to determine or support our design decisions. Simulation, to a degree, can teach us how the real world will perform. This seems good.</text:p>
      <text:p text:style-name="Standard"/>
      <text:p text:style-name="Standard">Rendering used to be done entirely by hand, but this had an element of simple simulation. Two point perspective is a simulation of real-world vision. Our computer simulations are much more powerful, however. They are extraordinarly powerful tools of persuasion, ways that we can show a building just as it will look once it has been built (often, better than it will look when it is built.) This over-precision makes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Standard"/>
      <text:p text:style-name="Standard">Eisenman, writing before computers dominated architecture, sees simulations differently. He regards them as half-lies rather than almost-truths.</text:p>
      <text:p text:style-name="Standard"/>
      <text:p text:style-name="Standard">Eisenman claims that architecture has historically operated under a series of fictions, and that the break that modernism claimed to represent - and represented in other art forms - failed to deal with these fundamental problems. These fictions are: representation, reason, and history. Whereas architecture may have at one point been able to transmit meaning through orders, representation no longer carries meaning because we no longer believe in the classical orders the way we used to.</text:p>
      <text:p text:style-name="Standard"/>
      <text:p text:style-name="Standard">The second is the idea of reason - whereas architecture originally derived its authority from its relationship with the divine, and later substituted science into the place of the divine, a more thorough inspection of the apparatus that produces "knowledge" </text:p>
      <text:p text:style-name="Standard"/>
      <text:p text:style-name="Standard">"The processes for knowing - measurement, logical proof, causality-turned out to be a network of value-laden arguments, no more than effective modes of persuasion."</text:p>
      <text:p text:style-name="Standard"/>
      <text:p text:style-name="Standard">"alternative fictions for the origin can be proposed: for example, one that is arbitrary, one that has no external value derived from meaning, truth, or timelessness."</text:p>
      <text:p text:style-name="Standard"/>
      <text:p text:style-name="Standard">What an exciting idea!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Standard"/>
      <text:p text:style-name="Standard"><text:soft-page-break/>If we can imagine an infinity of alterate architectures, what do we do with them? What architectural simulations would be the most valuable? </text:p>
      <text:p text:style-name="Standard"/>
      <text:p text:style-name="Standard"/>
      <text:p text:style-name="Standard"/>
      <text:p text:style-name="Standard">Eisenman deals very delicately with the idea of fiction in his piece "The End of the Classical," wherein he busts apart modernism, claiming that it was never even really present in the first place.</text:p>
      <text:p text:style-name="Standard"/>
      <text:p text:style-name="Standard">"Thus to proceed from "error" or fiction is to counter consciously the tradition of "mis-reading" on which the classical unwittingly depended-not a presumedly logical transformation of something a priori, but a deliberate "error" stated as such, one which presupposes only its own intemal truth."</text:p>
      <text:p text:style-name="Standard"/>
      <text:p text:style-name="Standard">"What can be the model for architecture when the essence of what was effective in the classical model-the presumed rational value of structures, representations, methodologies of origins and ends. and deductive processes-has been shown to be a simulation?"</text:p>
      <text:p text:style-name="Standard"/>
      <text:p text:style-name="P2">Specificity + Significance</text:p>
      <text:p text:style-name="P1"><text:span text:style-name="T2">Aldo Rossi (Image of the City), </text:span></text:p>
      <text:p text:style-name="P1"><text:span text:style-name="T2">Donald Judd (Specific Objects)</text:span></text:p>
      <text:p text:style-name="Standard"/>
      <text:p text:style-name="Standard">And his powerful rhetorical question: "Sometimes I ask myself why architecture is not analyzed...in terms of its profound value as a human thing that shapes reality and adapts material according to an aesthetic conception."</text:p>
      <text:p text:style-name="Standard"/>
      <text:p text:style-name="Standard">One of the great privileges of doing architecture, at least in theory, is the opportunity to contribute to the creation of the physical record of humanity's existence.</text:p>
      <text:p text:style-name="Standard"/>
      <text:p text:style-name="Standard">What does it mean to unique? I am the only me.</text:p>
      <text:p text:style-name="Standard"/>
      <text:p text:style-name="Standard">Revisiting this piece, I was struck by Rossi's words about the specificity of the city: </text:p>
      <text:p text:style-name="Standard">"there is something in the nature of urban artifacts that renders them very similar - and not only metaphorically - to a work of art." </text:p>
      <text:p text:style-name="Standard">"a complicated entity which has developed in both space and time"</text:p>
      <text:p text:style-name="Standard">"the city is constituted as a totality and that this totality is its raison d'etre" [French geographers]</text:p>
      <text:p text:style-name="Standard">"there will always be a type of experience recognizable only to those who have walked through the particular building, street, or district"</text:p>
      <text:p text:style-name="Standard"/>
      <text:p text:style-name="Standard"/>
      <text:p text:style-name="Standard">One of the great burdens of architecture is the obligation to make those objects well. </text:p>
      <text:p text:style-name="Standard"/>
      <text:p text:style-name="Standard"/>
      <text:p text:style-name="Standard"/>
      <text:p text:style-name="Standard"/>
      <text:p text:style-name="Standard"/>
      <text:p text:style-name="P2">Taste + Interpretation</text:p>
      <text:p text:style-name="P3">Charles Moore (Plug It in, Rameses, and See if it Lights up.)</text:p>
      <text:p text:style-name="Standard"/>
      <text:p text:style-name="Standard">Lots of people believe architects are out of touch - that the opinions of architects are out of synch with <text:soft-page-break/>the people they are building for. </text:p>
      <text:p text:style-name="Standard"/>
      <text:p text:style-name="Standard">[How does a non-architect view and interpret?]</text:p>
      <text:p text:style-name="Standard"/>
      <text:p text:style-name="Standard">How do we know what we like? I didn't always know I wanted to be an architect; when visiting places, I haven't always taken an architectural viewpoint. This means that I've visited some famous places [examples? Venice? Versailles? ] without being aware of why they were important, much less what the "correct interpretation" was. Now, presumably, I know better, and I long to return with my current knowledge, to appreciate the places I did not understand, to evaluate things more correctly, to understand more fully.</text:p>
      <text:p text:style-name="Standard"/>
      <text:p text:style-name="Standard">I was struck by this feeling while reading Charles Moore's "Plug It In, Rameses, and See if it Lights Up." This winter my wife and I visited California, and made the trip up the Pacific Coast Highway from Los Angeles to San Francisco, stopping at many of the sites Moore mentions.</text:p>
      <text:p text:style-name="Standard"/>
      <text:p text:style-name="Standard">We were underwhelmed by Santa Barbara - the Mission was a small colonial outpost, it lacked the monumentality that one desires for such historical structures. The small building had been overwhelmed by the tourist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Standard"/>
      <text:p text:style-name="Standard">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Standard"/>
      <text:p text:style-name="Standard">[condense to one sentence] We stopped along the way at the Hearst Castle. After pulling up at a giant parking lot, we entered a strange sort of lobby, and seeing the exorbitant prices and flocks of tourists, promptly turned around and left. Whatever Hearst Castle was, it was not going to be exciting.]</text:p>
      <text:p text:style-name="Standard"/>
      <text:p text:style-name="Standard">We continued north, and reached our destination for the evening - the Madonna Inn. Nobody 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the Caveman room, or the [other room]? You, the tourist, can stay wherever you want.</text:p>
      <text:p text:style-name="Standard"/>
      <text:p text:style-name="Standard">There is a kind of joy in reading that "Yes! The Madonna Inn really is architecture!" - and a kind of sadness in reading about the hilarious, glorious Santa Barbara City Hall, whose grandeur flew over my head. </text:p>
      <text:p text:style-name="Standard"/>
      <text:p text:style-name="Standard">**[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Standard"/>
      <text:p text:style-name="Standard"><text:soft-page-break/></text:p>
      <text:p text:style-name="P2">Truth, Lies, Acceptance</text:p>
      <text:p text:style-name="P3">Dell Upton (Architecture History of Landscape History?),</text:p>
      <text:p text:style-name="P3">Colin Rowe,</text:p>
      <text:p text:style-name="P3">Anthony Vidler</text:p>
      <text:p text:style-name="Standard"/>
      <text:p text:style-name="Standard">Modernism "was an elaborately indirect mechanism for suppression of feelings of guilt,"</text:p>
      <text:p text:style-name="Standard"/>
      <text:p text:style-name="Standard">"The theoretical presumptions of modern architecture, located as they once were in a matrix of eschatological and utopian fantasy, began to mean very little when the technological and social revolution whose imminence the modern movement had assumed failed to take place." - Colin Rowe</text:p>
      <text:p text:style-name="Standard"/>
      <text:p text:style-name="Standard">Architecture students lie often, and well. It is a skill we learn quite early. First, you must create so mething that is beautiful, powerful; then, you must find a way to justify it. How you got there doesn't really matter. </text:p>
      <text:p text:style-name="Standard"/>
      <text:p text:style-name="Standard">Truth is arbitrary, unreliable. What matters is what we make, the things hold their own truth, perhaps.</text:p>
      <text:p text:style-name="Standard"/>
      <text:p text:style-name="Standard">Are these lies? How do we deal with the knowledge that we are just making things up as we go along, for our own personal benefit? What happens when the day of reckoning arrives?</text:p>
      <text:p text:style-name="Standard"/>
      <text:p text:style-name="Standard">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hot air?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text:p>
      <text:p text:style-name="Standard"/>
      <text:p text:style-name="Standard">Rowe's reaction to this fundamental compromise is to split architecture in two - one part meaning, the other part form.</text:p>
      <text:p text:style-name="Standard"/>
      <text:p text:style-name="Standard">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Standard"/>
      <text:p text:style-name="Standard">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Standard"/>
      <text:p text:style-name="Standard">[REREAD THIS STUFF] </text:p>
      <text:p text:style-name="Standard">He proposes a new approach to history where "its focus is the human experience of its own landscape, rather than the relationship of maker and object." While this architecture history would integrate the current discipline, it would be <text:s/>"concerned with construction only on the way to construin</text:p>
      <text:p text:style-name="Standard">[REREAD THIS STUFF] </text:p>
      <text:p text:style-name="Standard"/>
      <text:p text:style-name="Standard">Ultimately, Upton's goal seems to be to integrate architectural history into broader forms of knowledge, <text:soft-page-break/>"relationship among human experience and the generation of meaning" </text:p>
      <text:p text:style-name="Standard">"The boundaries among the humanities are dissolving" ... </text:p>
      <text:p text:style-name="Standard"/>
      <text:p text:style-name="Standard">Upton closes his piece with a series of questions:</text:p>
      <text:p text:style-name="Standard">[quote this?]</text:p>
      <text:p text:style-name="Standard">can architecture be completely logical? must buildings have social goals (and how often)? what is the role of the architect in history? how to respond to the zeitgeist? how to use precedent? can radical architecture be popular and intelligible?</text:p>
      <text:p text:style-name="Standard"/>
      <text:p text:style-name="Standard">A similar set of questions in response to questions about the possibility of adequate meaning in architecture. The eventual destruction of all systems.</text:p>
      <text:p text:style-name="Standard"/>
      <text:p text:style-name="Standard"/>
      <text:p text:style-name="Standard"/>
      <text:p text:style-name="P2">Typology + Classification</text:p>
      <text:p text:style-name="P3">Colin Rowe, </text:p>
      <text:p text:style-name="P3">Anthony Vidler (Third Typology)</text:p>
      <text:p text:style-name="Standard"/>
      <text:p text:style-name="Standard">How do we classify buildings? <text:s/>Residential vs. commercial. Classical vs. modernist. Urban vs rural.</text:p>
      <text:p text:style-name="Standard"/>
      <text:p text:style-name="Standard">Perhaps there are many ways, perhaps there is only one (typology). Formational rules / principles. Some of the clearest examples of typological research are by Eisenman. Permutation on a single idea.</text:p>
      <text:p text:style-name="Standard"/>
      <text:p text:style-name="Standard">For me, typology was the use of a building - the typology of the house, or the museum, or the factory.</text:p>
      <text:p text:style-name="Standard"/>
      <text:p text:style-name="Standard">There are too many words that fit under this category: "single/multi family", "compartmented/compact/continuous/composite", "landscape", "city block", "skyscraper", "palazzo" </text:p>
      <text:p text:style-name="Standard"/>
      <text:p text:style-name="Standard">Perhaps the word itself has been ill-defined? </text:p>
      <text:p text:style-name="Standard"/>
      <text:p text:style-name="Standard">Rowe defines typology in a broad sense - typology is the motivational origin of architecture. He describes two grand typologies that have "informed the production of architecture" since the 18th century - the first the idea of the primitive hut (and all that entails?), the second the idea of technology. </text:p>
      <text:p text:style-name="Standard"/>
      <text:p text:style-name="Standard"/>
      <text:p text:style-name="Standard">Both of these motivations generate a class of forms.</text:p>
      <text:p text:style-name="Standard"/>
      <text:p text:style-name="Standard">Shifting idea of what typology represents.</text:p>
      <text:p text:style-name="Standard"/>
      <text:p text:style-name="Standard">"Nevertheless, a closer scrutiny reveals that the idea of type held by the eighteenth-century rationalists was of a very different order from that of the early modernists and that the third typology now emerging is radically different from both."</text:p>
      <text:p text:style-name="Standard"/>
      <text:p text:style-name="Standard">What do typologies do? They are formal rules that we define for kinds of spaces. Almost anything fits in here.</text:p>
      <text:p text:style-name="Standard"/>
      <text:p text:style-name="Standard">Typology is just a way of creating an interface between raw space / form and some set of requirements. The buildings (population?) that can be extruded through this interface are then the typology. </text:p>
      <text:p text:style-name="Standard"/>
      <text:p text:style-name="Standard"><text:soft-page-break/>"I would define the concept of type as something that is permanent and complex, a logical principle that is prior to form and that constitutes it." - Rossi</text:p>
      <text:p text:style-name="Standard"/>
      <text:p text:style-name="Standard">"The word type represent ... the idea of an element that must itself serve as a rule for the model." </text:p>
      <text:p text:style-name="Standard"/>
      <text:p text:style-name="Standard">Typology seems, like much of the Italian work, to be only partially defined.</text:p>
      <text:p text:style-name="Standard"/>
      <text:p text:style-name="Standard"/>
      <text:p text:style-name="P3">David Ruy (Returning to Strange Objects)</text:p>
      <text:p text:style-name="P3"/>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nimbussansl, liberationsans, freesans, clean,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05-09T20:41:40</dc:date>
    <dc:creator>Christopher Edgemon</dc:creator>
    <meta:editing-duration>PT25M51S</meta:editing-duration>
    <meta:editing-cycles>16</meta:editing-cycles>
    <meta:generator>OpenOffice/4.1.2$Unix OpenOffice.org_project/412m3$Build-9782</meta:generator>
    <meta:document-statistic meta:table-count="0" meta:image-count="0" meta:object-count="0" meta:page-count="13" meta:paragraph-count="170" meta:word-count="5363" meta:character-count="32958"/>
  </office:meta>
</office:document-meta>
</file>